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3" style:family="table">
      <style:table-properties style:width="170mm" table:align="margins" style:writing-mode="lr-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7" style:family="paragraph" style:parent-style-name="Standard">
      <style:paragraph-properties fo:margin-left="0mm" fo:margin-right="0mm" fo:text-align="justify" style:justify-single-word="false" fo:text-indent="0mm" style:auto-text-indent="false" style:writing-mode="lr-tb"/>
      <style:text-properties style:font-name="FreeMono" fo:font-size="10pt" style:font-size-asian="10pt" style:font-size-complex="10pt"/>
    </style:style>
    <style:style style:name="P8" style:family="paragraph" style:parent-style-name="Standard">
      <style:paragraph-properties fo:margin-left="0mm" fo:margin-right="0mm" fo:text-align="justify" style:justify-single-word="false" fo:text-indent="0mm" style:auto-text-indent="false" style:writing-mode="lr-tb"/>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۷- تنظیمات سخت‌افزارها</text:p>
      <text:p text:style-name="P1"/>
      <text:p text:style-name="P1"/>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این سیستم‌عامل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6">root@debian:~# mount</text:p>
            <text:p text:style-name="P6">/dev/sda1 on / type ext3 (rw,errors=remount-ro)</text:p>
            <text:p text:style-name="P6">...</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دوباره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با پسوند a، دومین با پسوند b و بقیه‌ی هاردیسک‌ها به ترتیب با دیگر حروف الفبای انگلیسی شناخته می‌شوند.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7">root@debian:~# ls -la /dev/sda*</text:p>
            <text:p text:style-name="P6">brw-rw---- 1 root disk 8, 0 Jul 26 20:29 /dev/sda </text:p>
            <text:p text:style-name="P6">brw-rw---- 1 root disk 8, 1 Jul 26 20:29 /dev/sda1 </text:p>
            <text:p text:style-name="P6">brw-rw---- 1 root disk 8, 2 Jul 26 20:29 /dev/sda2 </text:p>
            <text:p text:style-name="P6">brw-rw---- 1 root disk 8, 5 Jul 26 20:29 /dev/sda5</text:p>
          </table:table-cell>
        </table:table-row>
      </table:table>
      <text:p text:style-name="P1">همان‌طور که مشاهده می‌کنید، فایل‌های زیر از نوع block-device هستند که با کاراکتر اول <text:s/>b مشخص شده‌اند. فایل‌های block-device در هنگام اتصال دستگاه‌های ذخیره‌سازی جدید به سیستم ساخته می‌شوند و قابلیت mount را دارند. دلیل این نام‌گذاری شیوه‌ی خواندن داده‌ها از دستگاه‌های ذخیره‌سازی در این سیستم‌عامل است که به شیوه‌ی خواندن داده‌ها به‌صورت بلوک‌هایی با اندازه‌های مشخص (block size) اشاره دارد. نوع دیگری از دستگاه‌ها هم با نام character-device وجود دارد که شیوه‌ی خواندن اطلاعات <text:soft-page-break/>از آن‌ها به‌صورت کاراکتری (مانند کیبورد) است و با کاراکتر اول <text:s/>c مشخص می‌شو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6">root@debian:~# cd /media</text:p>
            <text:p text:style-name="P6">root@debian:/media# mkdir mydisk</text:p>
            <text:p text:style-name="P6">root@debian:/media# mount /dev/sda2 mydisk</text:p>
            <text:p text:style-name="P6">root@debian:/media# ls mydisk</text:p>
            <text:p text:style-name="P6">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6">root@debian:/media# umount mydisk</text:p>
            <text:p text:style-name="P6">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موجود است،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روی دکمه‌ی <text:s/>Authenticate کلیک کنید. به خاطر داشته باشید که باید چاپگر به سیستم متصل،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text:soft-page-break/>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توسط این گزینه می‌توانید با وارد کردن نام 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آنرا X Window System یا X11 نیز می‌گویند، به سیستم و پروتکلی<text:note text:id="ftn3" text:note-class="footnote"><text:note-citation>3</text:note-citation><text:note-body><text:p text:style-name="Footnote">Protocol</text:p></text:note-body></text:note> گفته می‌شود که وظیفه‌ی فراهم آوردن پایه و اساس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نیز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د. مهم‌ترین فایل در این دایرکتوری، فایل xorg.conf است که تنظیمات اصلی را شامل می‌شود. این فایل در هنگام نصب سیستم‌عامل دبیان گنو/لینوکس با شناسایی مشخصات سیستم، خودکار تولید و در این مسیر ذخیره می‌شود. اگر خواستید تنظیمات پیش‌فرض را تغییر <text:soft-page-break/>دهید نیاز به تغییر این فایل دارید مانند هنگامی که درایور کارت گرافیکی خود را نصب می‌کنید. در این فایل می‌توان کارت گرافیکی، مانیتور، ماوس، کیبورد و برخی دیگر از سخت‌افزارهایی را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شامل Xfce ،KDE و …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های گرافیک <text:s/>ATi و AMD باید درایور مورد نظر کارت گرافیک خود را از وب‌سایت شرکت AMD دانلود کنید. سپس از منوی Applications → Accessories گزینه‌ی Root Terminal را انتخاب کنید. با استفاده از دستور cd وارد دایرکتوری فایلِ درایور ش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6">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boot کنید.</text:p>
      <text:p text:style-name="P1"/>
      <text:p text:style-name="P4">۵-۷- نصب درایور کارت‌های گرافیکی <text:s/>Nvidia</text:p>
      <text:p text:style-name="P1">برای نصب درایور کارت‌های گرافیک <text:s/>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فایلِ درایور ش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8"><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8"><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boo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ترتیب نامگذاری می‌شود. کارت شبکه‌ی loopback، با lo نامگذاری شده است و اتصال‌های شبکه PPP با نام‌های ppp0، <text:soft-page-break/>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8"><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زیرا اگر به خاطر داشته باشید، تنها کاربر ریشه به تنظیمات شبکه دسترسی دارد. پس از وارد کردن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3:15:33</dc:date>
    <dc:creator>Mostafa Moradian</dc:creator>
    <meta:editing-duration>P1DT10H49M43S</meta:editing-duration>
    <meta:editing-cycles>1700</meta:editing-cycles>
    <meta:generator>LibreOffice/3.3$Linux LibreOffice_project/330m19$Build-202</meta:generator>
    <meta:document-statistic meta:table-count="8" meta:image-count="0" meta:object-count="0" meta:page-count="5" meta:paragraph-count="66" meta:word-count="2443" meta:character-count="12764"/>
  </office:meta>
</office:document-meta>
</file>